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direct → gui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office:value-type="string" calcext:value-type="string">
            <text:p>0 to 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18:29:26.077109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1-10T20:58:33.092305550</dc:date>
    <meta:editing-duration>P3DT9H5M6S</meta:editing-duration>
    <meta:editing-cycles>273</meta:editing-cycles>
    <meta:generator>LibreOffice/5.2.4.1$Linux_X86_64 LibreOffice_project/20m0$Build-1</meta:generator>
    <meta:document-statistic meta:table-count="1" meta:cell-count="3507" meta:object-count="0"/>
  </office:meta>
</office:document-meta>
</file>